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f96" officeooo:paragraph-rsid="00053f96"/>
    </style:style>
    <style:style style:name="P2" style:family="paragraph" style:parent-style-name="Standard">
      <style:text-properties officeooo:rsid="00053f96" officeooo:paragraph-rsid="00064422"/>
    </style:style>
    <style:style style:name="P3" style:family="paragraph" style:parent-style-name="Standard">
      <style:text-properties officeooo:rsid="00053f96" officeooo:paragraph-rsid="00082cb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4422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064422"/>
    </style:style>
    <style:style style:name="T6" style:family="text">
      <style:text-properties fo:font-style="normal" officeooo:rsid="00064422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2cbc"/>
    </style:style>
    <style:style style:name="T9" style:family="text">
      <style:text-properties style:font-name="Symbol" officeooo:rsid="00082c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ccion 38, pagina 105</text:h>
      <text:p text:style-name="P1"/>
      <text:h text:style-name="Heading_20_2" text:outline-level="2">A</text:h>
      <text:p text:style-name="P1">Falsch: <text:span text:style-name="T1">En el aceite caliente se freían bien todo junto.</text:span></text:p>
      <text:p text:style-name="P1">Richtig: <text:span text:style-name="T1">En el aceite caliente se freía bien todo junto.</text:span></text:p>
      <text:p text:style-name="P1">Denn alles steht im Singular!</text:p>
      <text:h text:style-name="Heading_20_2" text:outline-level="2">B3</text:h>
      <text:p text:style-name="P1"><text:span text:style-name="T5">Setze ins Passiv: </text:span><text:span text:style-name="T1">El público escuchó con atención a </text:span><text:span text:style-name="T4">los cantantes</text:span><text:span text:style-name="T1">.</text:span></text:p>
      <text:p text:style-name="P1">Falsch: <text:span text:style-name="T1">Los cantates fue escuchado con atención el público.</text:span></text:p>
      <text:p text:style-name="P1">Richtig: <text:span text:style-name="T1">Los cantates fueron escuchados con atención el público.</text:span></text:p>
      <text:p text:style-name="P1"/>
      <text:p text:style-name="P1">Direktes Objekt (= Akkusativ ==&gt; wen oder was) des Aktivsatzes <text:line-break/>wird zum Subjekt im Passivsatz, direktes Objekt hier <text:span text:style-name="T1">los cantates.</text:span></text:p>
      <text:p text:style-name="P1">Geschlecht und Zahl des Partizips und Person und Zeit des Verbs <text:span text:style-name="T1">ser</text:span> richten sich nach dem Subjekt des Passivsatzes, also nach <text:span text:style-name="T1">los cantates.</text:span></text:p>
      <text:h text:style-name="Heading_20_2" text:outline-level="2">B4</text:h>
      <text:p text:style-name="P2"><text:span text:style-name="T5">Setze ins Passiv: </text:span><text:span text:style-name="T1">Un vendedor ofrecía </text:span><text:span text:style-name="T4">flores y bonbones</text:span><text:span text:style-name="T1">.</text:span></text:p>
      <text:p text:style-name="P1">Falsch: <text:span text:style-name="T1">Flores y bonbones eran ofrecido por un vendedor.</text:span></text:p>
      <text:p text:style-name="P1"/>
      <text:p text:style-name="P3">Direktes Objekt (= Akkusativ <text:span text:style-name="T9">®</text:span> wen oder was) ist <text:span text:style-name="T1">flores y bonbones.</text:span></text:p>
      <text:p text:style-name="P1"><text:span text:style-name="T1">flores y bonbones</text:span> ist Plural und männlich, somit Partizip <text:span text:style-name="T1">ofrecidos.</text:span></text:p>
      <text:p text:style-name="P1"><text:span text:style-name="T1">ofrecía</text:span> ist Imperfekt, somit das Imperfekt von <text:span text:style-name="T1">ser </text:span><text:span text:style-name="T6">nämlich</text:span><text:span text:style-name="T2"> </text:span><text:span text:style-name="T1">eran</text:span></text:p>
      <text:p text:style-name="P1"/>
      <text:p text:style-name="P1"><text:span text:style-name="T5">Richtig: </text:span><text:span text:style-name="T1">Flores y bonbones eran ofrecidos por un vendedor.</text:span></text:p>
      <text:h text:style-name="Heading_20_2" text:outline-level="2">D2</text:h>
      <text:p text:style-name="P1">Übersetze: <text:span text:style-name="T1">Man muss sagen, er war fantastisch.</text:span></text:p>
      <text:p text:style-name="P1"/>
      <text:p text:style-name="P1">Falsch: <text:span text:style-name="T1">Hay que dicen que fue fantastico.</text:span></text:p>
      <text:p text:style-name="P1"/>
      <text:p text:style-name="P1">Die Konstruktion lautet <text:span text:style-name="T3">hay que </text:span><text:span text:style-name="T7">+ Infinitiv</text:span></text:p>
      <text:p text:style-name="P3">Das direktes Objekt (= Akkusativ <text:span text:style-name="T9">®</text:span> wen oder was) gibt es hier nicht, deshalb ersetzen durch Objektpronomen <text:span text:style-name="T1">lo</text:span>.</text:p>
      <text:p text:style-name="P1">Bei „es war fantastisch“ handelt es sich um vorübergehendes Merkmal, deshalb nicht das Verb <text:span text:style-name="T1">ser</text:span> sondern <text:span text:style-name="T1">estar</text:span>.</text:p>
      <text:p text:style-name="P1">Bzgl. Zeit: es wird über ein abgesch<text:span text:style-name="T5">l</text:span>ossenes Ereignis in der Vergangenheit gesprochen, also Indefinido, <text:span text:style-name="T5">somit estuvo</text:span></text:p>
      <text:p text:style-name="P1"/>
      <text:p text:style-name="P2">Richtig:<text:tab/><text:span text:style-name="T1">Hey que decirlo estuvo fantastico.</text:span> </text:p>
      <text:p text:style-name="P2">oder <text:tab/><text:tab/><text:span text:style-name="T1">Hay que lo decir estuvo <text:s/>fantastico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him </meta:initial-creator>
    <meta:creation-date>2016-12-15T20:05:12.771879449</meta:creation-date>
    <dc:date>2016-12-15T20:25:42.103625429</dc:date>
    <dc:creator>achim </dc:creator>
    <meta:editing-duration>PT20M29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27" meta:word-count="249" meta:character-count="1549" meta:non-whitespace-character-count="1322"/>
  </office:meta>
</office:document-meta>
</file>